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Fequency</text:p>
          </table:table-cell>
          <table:covered-table-cell table:style-name="Default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Vinnova</text:p>
          </table:table-cell>
          <table:table-cell table:style-name="ce4" office:value-type="string" calcext:value-type="string">
            <text:p>Forma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3" calcext:value-type="float">
            <text:p>1403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2" calcext:value-type="float">
            <text:p>542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3" calcext:value-type="float">
            <text:p>963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8T14:34:21.570639214</meta:creation-date>
    <dc:date>2020-12-18T14:49:43.956057361</dc:date>
    <meta:editing-duration>PT5M12S</meta:editing-duration>
    <meta:editing-cycles>1</meta:editing-cycles>
    <meta:document-statistic meta:table-count="1" meta:cell-count="55" meta:object-count="0"/>
    <meta:generator>LibreOffice/7.0.3.1$MacOSX_X86_64 LibreOffice_project/d7547858d014d4cf69878db179d326fc3483e082</meta:generator>
    <meta:user-defined meta:name="date">YYYY-12-DDT14:33:52.606</meta:user-defined>
  </office:meta>
</office:document-meta>
</file>